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oal</text:h>
      <text:p text:style-name="Text_20_body">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7$Build-9157</meta:generator>
    <meta:creation-date>2007-06-04T12:46:34</meta:creation-date>
    <dc:date>2007-06-04T12:46:56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2" meta:character-count="7"/>
  </office:meta>
</office:document-meta>
</file>